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erif" svg:font-family="'Liberation Serif'"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officeooo:paragraph-rsid="00214827"/>
    </style:style>
    <style:style style:name="P2" style:family="paragraph" style:parent-style-name="Standard">
      <style:text-properties style:font-name="Arial" officeooo:paragraph-rsid="00217bdb"/>
    </style:style>
    <style:style style:name="P3" style:family="paragraph" style:parent-style-name="Standard">
      <style:text-properties style:font-name="Arial" officeooo:rsid="0025171b" officeooo:paragraph-rsid="0025171b"/>
    </style:style>
    <style:style style:name="P4" style:family="paragraph" style:parent-style-name="Standard">
      <style:text-properties style:font-name="Arial" officeooo:rsid="00270c8c" officeooo:paragraph-rsid="00270c8c"/>
    </style:style>
    <style:style style:name="P5" style:family="paragraph" style:parent-style-name="Standard">
      <style:text-properties style:font-name="Arial" officeooo:rsid="002b5bfd" officeooo:paragraph-rsid="002b5bfd"/>
    </style:style>
    <style:style style:name="P6" style:family="paragraph" style:parent-style-name="Standard">
      <style:text-properties style:font-name="Arial" officeooo:rsid="002bc91a" officeooo:paragraph-rsid="002bc91a"/>
    </style:style>
    <style:style style:name="P7" style:family="paragraph" style:parent-style-name="Standard">
      <style:text-properties style:font-name="Arial" officeooo:rsid="0030216e" officeooo:paragraph-rsid="0030216e"/>
    </style:style>
    <style:style style:name="P8" style:family="paragraph" style:parent-style-name="Standard">
      <style:text-properties style:font-name="Arial" officeooo:rsid="0033b369" officeooo:paragraph-rsid="0033b369"/>
    </style:style>
    <style:style style:name="P9" style:family="paragraph" style:parent-style-name="Standard" style:list-style-name="L1">
      <style:text-properties style:font-name="Arial" officeooo:rsid="0033b369" officeooo:paragraph-rsid="0033b369"/>
    </style:style>
    <style:style style:name="P10" style:family="paragraph" style:parent-style-name="Standard" style:list-style-name="L1">
      <style:text-properties style:font-name="Arial" officeooo:rsid="003662a9" officeooo:paragraph-rsid="003662a9"/>
    </style:style>
    <style:style style:name="P11" style:family="paragraph" style:parent-style-name="Standard">
      <style:text-properties style:font-name="Arial" officeooo:rsid="003662a9" officeooo:paragraph-rsid="003662a9"/>
    </style:style>
    <style:style style:name="P12" style:family="paragraph" style:parent-style-name="Standard">
      <style:text-properties style:font-name="Arial" officeooo:paragraph-rsid="00463a9c"/>
    </style:style>
    <style:style style:name="P13" style:family="paragraph" style:parent-style-name="Standard">
      <style:text-properties style:font-name="Arial" officeooo:rsid="004f0119" officeooo:paragraph-rsid="004f0119"/>
    </style:style>
    <style:style style:name="P14" style:family="paragraph" style:parent-style-name="Standard">
      <style:text-properties style:font-name="Arial" officeooo:rsid="005071e6" officeooo:paragraph-rsid="005071e6"/>
    </style:style>
    <style:style style:name="P15" style:family="paragraph" style:parent-style-name="Standard">
      <style:text-properties style:font-name="Arial" officeooo:rsid="0051c925" officeooo:paragraph-rsid="0051c925"/>
    </style:style>
    <style:style style:name="P16" style:family="paragraph" style:parent-style-name="Standard">
      <style:text-properties style:font-name="Arial" officeooo:rsid="00541a25" officeooo:paragraph-rsid="00541a25"/>
    </style:style>
    <style:style style:name="P17" style:family="paragraph" style:parent-style-name="Standard">
      <style:text-properties style:font-name="Arial" officeooo:rsid="0055c146" officeooo:paragraph-rsid="0055c146"/>
    </style:style>
    <style:style style:name="P18" style:family="paragraph" style:parent-style-name="Standard">
      <style:text-properties style:font-name="Arial" officeooo:rsid="00565d81" officeooo:paragraph-rsid="00565d81"/>
    </style:style>
    <style:style style:name="P19" style:family="paragraph" style:parent-style-name="Standard">
      <style:text-properties style:font-name="Arial" officeooo:rsid="005b3eb6" officeooo:paragraph-rsid="005b3eb6"/>
    </style:style>
    <style:style style:name="P20" style:family="paragraph" style:parent-style-name="Standard">
      <style:text-properties style:font-name="Arial" officeooo:rsid="005fa8db" officeooo:paragraph-rsid="005fa8db"/>
    </style:style>
    <style:style style:name="P21" style:family="paragraph" style:parent-style-name="Standard">
      <style:text-properties style:font-name="Arial" officeooo:rsid="00660263" officeooo:paragraph-rsid="00660263"/>
    </style:style>
    <style:style style:name="P22" style:family="paragraph" style:parent-style-name="Standard">
      <style:text-properties style:font-name="Arial" officeooo:rsid="0068c576" officeooo:paragraph-rsid="0068c576"/>
    </style:style>
    <style:style style:name="P23" style:family="paragraph" style:parent-style-name="Standard">
      <style:text-properties style:font-name="Arial" officeooo:rsid="00706be6" officeooo:paragraph-rsid="00706be6"/>
    </style:style>
    <style:style style:name="P24" style:family="paragraph" style:parent-style-name="Standard">
      <style:text-properties style:font-name="Arial" officeooo:rsid="0070edd9" officeooo:paragraph-rsid="0070edd9"/>
    </style:style>
    <style:style style:name="T1" style:family="text">
      <style:text-properties officeooo:rsid="00113bb7"/>
    </style:style>
    <style:style style:name="T2" style:family="text">
      <style:text-properties officeooo:rsid="003528f8"/>
    </style:style>
    <style:style style:name="T3" style:family="text">
      <style:text-properties officeooo:rsid="003662a9"/>
    </style:style>
    <style:style style:name="T4" style:family="text">
      <style:text-properties officeooo:rsid="003b7450"/>
    </style:style>
    <style:style style:name="T5" style:family="text">
      <style:text-properties officeooo:rsid="00463a9c"/>
    </style:style>
    <style:style style:name="T6" style:family="text">
      <style:text-properties officeooo:rsid="0049dc27"/>
    </style:style>
    <style:style style:name="T7" style:family="text">
      <style:text-properties officeooo:rsid="0057e072"/>
    </style:style>
    <style:style style:name="T8" style:family="text">
      <style:text-properties officeooo:rsid="005c99c2"/>
    </style:style>
    <style:style style:name="T9" style:family="text">
      <style:text-properties officeooo:rsid="005d9f14"/>
    </style:style>
    <style:style style:name="T10" style:family="text">
      <style:text-properties officeooo:rsid="006232d3"/>
    </style:style>
    <style:style style:name="T11" style:family="text">
      <style:text-properties officeooo:rsid="0062afb6"/>
    </style:style>
    <style:style style:name="T12" style:family="text">
      <style:text-properties officeooo:rsid="006945c6"/>
    </style:style>
    <style:style style:name="T13" style:family="text">
      <style:text-properties officeooo:rsid="006b459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Haras Rafic:<text:line-break/></text:span>• Embrace multiculturalism </text:p>
      <text:p text:style-name="P1">• Treat everyone equally regardless of race/religion </text:p>
      <text:p text:style-name="P1">• People are leading separate lives, not integrating </text:p>
      <text:p text:style-name="P2">• Limited life prospects due to not speaking English </text:p>
      <text:p text:style-name="P2">• Earlier immigrants tried to integrate, but now there is a tendency to separate from mainstream society.</text:p>
      <text:p text:style-name="P2"/>
      <text:p text:style-name="P2"/>
      <text:p text:style-name="P3">Douglas Murray:</text:p>
      <text:p text:style-name="P4">English identity is possible but has to be thought</text:p>
      <text:p text:style-name="P5">both good and bad history should be recognized, but thought aboud or celebrated</text:p>
      <text:p text:style-name="P6">many different identities for different people</text:p>
      <text:p text:style-name="P7">imigration was slower</text:p>
      <text:p text:style-name="P7">core culture should include everyone</text:p>
      <text:p text:style-name="P7"/>
      <text:p text:style-name="P8">Benjamin Zephaniah</text:p>
      <text:list xml:id="list2933412035" text:style-name="L1">
        <text:list-item>
          <text:p text:style-name="P9">-<text:span text:style-name="T2">||-</text:span></text:p>
        </text:list-item>
        <text:list-item>
          <text:p text:style-name="P9">„<text:span text:style-name="T3">being british“ changes</text:span></text:p>
        </text:list-item>
        <text:list-item>
          <text:p text:style-name="P10">against the monarch<text:span text:style-name="T4">y</text:span></text:p>
        </text:list-item>
      </text:list>
      <text:p text:style-name="P11"/>
      <text:p text:style-name="P11"/>
      <text:p text:style-name="P11"/>
      <text:p text:style-name="P13">Rise fo the Empire:</text:p>
      <text:p text:style-name="P14">Superiotirity over France</text:p>
      <text:p text:style-name="P15">exploit natural ressources</text:p>
      <text:p text:style-name="P16">scientific curiosity</text:p>
      <text:p text:style-name="P17">spread of religion</text:p>
      <text:p text:style-name="P18">money</text:p>
      <text:p text:style-name="P18"><text:span text:style-name="T7">strategic</text:span> security</text:p>
      <text:p text:style-name="P18"/>
      <text:p text:style-name="P18"/>
      <text:p text:style-name="P19">Device <text:span text:style-name="T8">used to controll </text:span><text:span text:style-name="T9">India</text:span></text:p>
      <text:p text:style-name="P20">British took advantages of divions within India.</text:p>
      <text:p text:style-name="P20">Eg: ethnic, linguistic and religio<text:span text:style-name="T11">s borders</text:span></text:p>
      <text:p text:style-name="P20"/>
      <text:p text:style-name="P20"/>
      <text:p text:style-name="P20"/>
      <text:p text:style-name="P21">Moral justification:</text:p>
      <text:p text:style-name="P22">British thought their race was superior and humanity benefits <text:span text:style-name="T12">if they „</text:span><text:span text:style-name="T13">civilized“ everyone else.</text:span></text:p>
      <text:p text:style-name="P23">Superiority was founded and based on their technological advantages</text:p>
      <text:p text:style-name="P24"/>
      <text:p text:style-name="P20"/>
      <text:p text:style-name="P11"/>
      <text:p text:style-name="P11"/>
      <text:p text:style-name="P12"><text:span text:style-name="T5">Decline of the British Empire:<text:line-break/><text:line-break/></text:span>The British Empire declined due to a combination of internal exhaustion and bankruptcy after World War II and growing independence movements in the colonies, particularly in India. The empire was built on denying others independence, which led to a moral problem at its core. <text:span text:style-name="T6">The colonies were also somewhat of a burden that a lot of regular birtish people </text:span><text:soft-page-break/><text:span text:style-name="T6">didnt care about, but rather their basic needs such as food.</text:span> The wars had revealed Britain's dependence on India, leading to India's independence in 1947. The UK's status as a global superpower was replaced by the US and Russia, and today it only has a few scattered territories with a total population of 200,000.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erif" svg:font-family="'Liberation Serif'"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Character_20_style"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Character_20_style"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Character_20_style"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2-07T13:05:00.705000000</dc:date>
    <meta:editing-duration>PT2H32M53S</meta:editing-duration>
    <meta:editing-cycles>54</meta:editing-cycles>
    <meta:generator>LibreOffice/7.1.0.3$Windows_X86_64 LibreOffice_project/f6099ecf3d29644b5008cc8f48f42f4a40986e4c</meta:generator>
    <meta:document-statistic meta:table-count="0" meta:image-count="0" meta:object-count="0" meta:page-count="2" meta:paragraph-count="29" meta:word-count="275" meta:character-count="1757" meta:non-whitespace-character-count="1508"/>
  </office:meta>
</office:document-meta>
</file>